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1" svg:font-family="Monospace" style:font-family-generic="roman"/>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1pt" style:text-underline-style="none" fo:font-weight="normal" officeooo:rsid="0006e0dd" officeooo:paragraph-rsid="00153176" style:font-size-asian="11pt" style:font-weight-asian="normal" style:font-size-complex="11pt" style:font-weight-complex="normal"/>
    </style:style>
    <style:style style:name="P2" style:family="paragraph" style:parent-style-name="Standard">
      <style:text-properties style:font-name="Times New Roman" fo:font-size="11pt" style:text-underline-style="none" fo:font-weight="normal" officeooo:rsid="0006e0dd" officeooo:paragraph-rsid="001c7b77" style:font-size-asian="11pt" style:font-weight-asian="normal" style:font-size-complex="11pt" style:font-weight-complex="normal"/>
    </style:style>
    <style:style style:name="P3" style:family="paragraph" style:parent-style-name="Standard">
      <style:text-properties style:font-name="Times New Roman" fo:font-size="11pt" style:text-underline-style="none" fo:font-weight="normal" officeooo:rsid="0006e0dd" officeooo:paragraph-rsid="001df7c8" style:font-size-asian="11pt" style:font-weight-asian="normal" style:font-size-complex="11pt" style:font-weight-complex="normal"/>
    </style:style>
    <style:style style:name="P4" style:family="paragraph" style:parent-style-name="Standard">
      <style:text-properties style:font-name="Times New Roman" fo:font-size="11pt" style:text-underline-style="none" fo:font-weight="normal" officeooo:rsid="0006e0dd" officeooo:paragraph-rsid="002ec7a1" style:font-size-asian="11pt" style:font-weight-asian="normal" style:font-size-complex="11pt" style:font-weight-complex="normal"/>
    </style:style>
    <style:style style:name="P5" style:family="paragraph" style:parent-style-name="Standard">
      <style:text-properties style:font-name="Times New Roman" fo:font-size="11pt" style:text-underline-style="none" fo:font-weight="normal" officeooo:rsid="0006e0dd" officeooo:paragraph-rsid="0034a540" style:font-size-asian="11pt" style:font-weight-asian="normal" style:font-size-complex="11pt" style:font-weight-complex="normal"/>
    </style:style>
    <style:style style:name="P6" style:family="paragraph" style:parent-style-name="Standard">
      <style:text-properties style:font-name="Times New Roman" fo:font-size="11pt" style:text-underline-style="none" fo:font-weight="normal" officeooo:rsid="0006e0dd" officeooo:paragraph-rsid="00378187" style:font-size-asian="11pt" style:font-weight-asian="normal" style:font-size-complex="11pt" style:font-weight-complex="normal"/>
    </style:style>
    <style:style style:name="P7" style:family="paragraph" style:parent-style-name="Standard">
      <style:text-properties style:font-name="Times New Roman" fo:font-size="11pt" style:text-underline-style="none" fo:font-weight="normal" officeooo:rsid="0006e0dd" officeooo:paragraph-rsid="0037dcbe"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fo:font-weight="normal" officeooo:rsid="0006e0dd" officeooo:paragraph-rsid="0038a150" style:font-size-asian="11pt" style:font-weight-asian="normal" style:font-size-complex="11pt" style:font-weight-complex="normal"/>
    </style:style>
    <style:style style:name="P9" style:family="paragraph" style:parent-style-name="Standard">
      <style:text-properties style:font-name="Times New Roman" fo:font-size="11pt" style:text-underline-style="none" fo:font-weight="bold" officeooo:rsid="0006e0dd" officeooo:paragraph-rsid="001c7b77" style:font-size-asian="11pt" style:font-weight-asian="bold" style:font-size-complex="11pt" style:font-weight-complex="bold"/>
    </style:style>
    <style:style style:name="P10" style:family="paragraph" style:parent-style-name="Standard">
      <style:text-properties style:font-name="Times New Roman" fo:font-size="11pt" style:text-underline-style="none" fo:font-weight="bold" officeooo:rsid="0006e0dd" officeooo:paragraph-rsid="002ec7a1" style:font-size-asian="11pt" style:font-weight-asian="bold" style:font-size-complex="11pt" style:font-weight-complex="bold"/>
    </style:style>
    <style:style style:name="P11" style:family="paragraph" style:parent-style-name="Standard">
      <style:text-properties style:font-name="Times New Roman" fo:font-size="11pt" style:text-underline-style="none" fo:font-weight="bold" officeooo:rsid="0006e0dd" officeooo:paragraph-rsid="0034a540" style:font-size-asian="11pt" style:font-weight-asian="bold" style:font-size-complex="11pt" style:font-weight-complex="bold"/>
    </style:style>
    <style:style style:name="P12" style:family="paragraph" style:parent-style-name="Standard">
      <style:text-properties style:font-name="Times New Roman" fo:font-size="11pt" style:text-underline-style="none" fo:font-weight="bold" officeooo:rsid="0006e0dd" officeooo:paragraph-rsid="0038a150" style:font-size-asian="11pt" style:font-weight-asian="bold" style:font-size-complex="11pt" style:font-weight-complex="bold"/>
    </style:style>
    <style:style style:name="P13" style:family="paragraph" style:parent-style-name="Standard">
      <style:text-properties fo:font-size="11pt" fo:font-weight="bold" officeooo:rsid="0006e0dd" officeooo:paragraph-rsid="0006e0dd" style:font-size-asian="11pt" style:font-weight-asian="bold" style:font-size-complex="11pt" style:font-weight-complex="bold"/>
    </style:style>
    <style:style style:name="P14" style:family="paragraph" style:parent-style-name="Standard">
      <style:text-properties fo:font-size="11pt" fo:font-weight="bold" officeooo:rsid="0006e0dd" officeooo:paragraph-rsid="000b5291" style:font-size-asian="11pt" style:font-weight-asian="bold" style:font-size-complex="11pt" style:font-weight-complex="bold"/>
    </style:style>
    <style:style style:name="P15" style:family="paragraph" style:parent-style-name="Standard">
      <style:text-properties fo:font-size="11pt" fo:font-weight="bold" officeooo:rsid="0006e0dd" officeooo:paragraph-rsid="0018ba3a" style:font-size-asian="11pt" style:font-weight-asian="bold" style:font-size-complex="11pt" style:font-weight-complex="bold"/>
    </style:style>
    <style:style style:name="P16" style:family="paragraph" style:parent-style-name="Standard">
      <style:text-properties fo:font-size="11pt" fo:font-weight="normal" officeooo:rsid="0006e0dd" officeooo:paragraph-rsid="000f48c8" style:font-size-asian="11pt" style:font-weight-asian="normal" style:font-size-complex="11pt" style:font-weight-complex="normal"/>
    </style:style>
    <style:style style:name="P17" style:family="paragraph" style:parent-style-name="Standard">
      <style:text-properties fo:font-size="11pt" fo:font-weight="normal" officeooo:rsid="0006e0dd" officeooo:paragraph-rsid="000b5291" style:font-size-asian="11pt" style:font-weight-asian="normal" style:font-size-complex="11pt" style:font-weight-complex="normal"/>
    </style:style>
    <style:style style:name="P18" style:family="paragraph" style:parent-style-name="Standard">
      <style:text-properties fo:font-size="11pt" fo:font-weight="normal" officeooo:rsid="0006e0dd" officeooo:paragraph-rsid="000c37ec" style:font-size-asian="11pt" style:font-weight-asian="normal" style:font-size-complex="11pt" style:font-weight-complex="normal"/>
    </style:style>
    <style:style style:name="P19" style:family="paragraph" style:parent-style-name="Standard">
      <style:text-properties fo:font-size="11pt" fo:font-weight="normal" officeooo:rsid="0006e0dd" officeooo:paragraph-rsid="0012de2d" style:font-size-asian="11pt" style:font-weight-asian="normal" style:font-size-complex="11pt" style:font-weight-complex="normal"/>
    </style:style>
    <style:style style:name="P20" style:family="paragraph" style:parent-style-name="Standard">
      <style:text-properties fo:font-size="11pt" fo:font-weight="normal" officeooo:rsid="0006e0dd" officeooo:paragraph-rsid="001a6d29" style:font-size-asian="11pt" style:font-weight-asian="normal" style:font-size-complex="11pt" style:font-weight-complex="normal"/>
    </style:style>
    <style:style style:name="P21" style:family="paragraph" style:parent-style-name="Standard">
      <style:text-properties fo:font-size="11pt" fo:font-weight="normal" officeooo:rsid="0006e0dd" officeooo:paragraph-rsid="001aad26"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006e0dd" officeooo:paragraph-rsid="0006e0dd"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06e0dd" officeooo:paragraph-rsid="0008a7ff"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06e0dd" officeooo:paragraph-rsid="00148979"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06e0dd" officeooo:paragraph-rsid="00153176"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06e0dd" officeooo:paragraph-rsid="000a96f6"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06e0dd" officeooo:paragraph-rsid="000b5291"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06e0dd" officeooo:paragraph-rsid="000f48c8"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06e0dd" officeooo:paragraph-rsid="00124302"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06e0dd" officeooo:paragraph-rsid="001c7b77"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06e0dd" officeooo:paragraph-rsid="001fc9f6"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06e0dd" officeooo:paragraph-rsid="002ec7a1"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06e0dd" officeooo:paragraph-rsid="0030f59b"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06e0dd" officeooo:paragraph-rsid="0032cfb1"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06e0dd" officeooo:paragraph-rsid="003b1b6a"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06e0dd" officeooo:paragraph-rsid="003dd686"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06e0dd" officeooo:paragraph-rsid="004112a8" style:font-size-asian="11pt" style:font-weight-asian="normal" style:font-size-complex="11pt" style:font-weight-complex="normal"/>
    </style:style>
    <style:style style:name="P38" style:family="paragraph" style:parent-style-name="Standard">
      <style:text-properties fo:font-size="11pt" style:text-underline-style="none" fo:font-weight="bold" officeooo:rsid="0006e0dd" officeooo:paragraph-rsid="0006e0dd" style:font-size-asian="11pt" style:font-weight-asian="bold" style:font-size-complex="11pt" style:font-weight-complex="bold"/>
    </style:style>
    <style:style style:name="P39" style:family="paragraph" style:parent-style-name="Standard">
      <style:text-properties fo:font-size="11pt" style:text-underline-style="none" fo:font-weight="bold" officeooo:rsid="0006e0dd" officeooo:paragraph-rsid="000a96f6" style:font-size-asian="11pt" style:font-weight-asian="bold" style:font-size-complex="11pt" style:font-weight-complex="bold"/>
    </style:style>
    <style:style style:name="P40" style:family="paragraph" style:parent-style-name="Standard">
      <style:text-properties fo:font-size="11pt" style:text-underline-style="none" fo:font-weight="bold" officeooo:rsid="0006e0dd" officeooo:paragraph-rsid="000f48c8" style:font-size-asian="11pt" style:font-weight-asian="bold" style:font-size-complex="11pt" style:font-weight-complex="bold"/>
    </style:style>
    <style:style style:name="P41" style:family="paragraph" style:parent-style-name="Standard">
      <style:text-properties fo:font-size="11pt" style:text-underline-style="none" fo:font-weight="bold" officeooo:rsid="0006e0dd" officeooo:paragraph-rsid="001c7b77" style:font-size-asian="11pt" style:font-weight-asian="bold" style:font-size-complex="11pt" style:font-weight-complex="bold"/>
    </style:style>
    <style:style style:name="P42" style:family="paragraph" style:parent-style-name="Standard">
      <style:paragraph-properties fo:margin-left="0cm" fo:margin-right="0cm" fo:text-align="start" style:justify-single-word="false" fo:text-indent="0cm" style:auto-text-indent="false"/>
    </style:style>
    <style:style style:name="P43" style:family="paragraph" style:parent-style-name="Standard">
      <style:paragraph-properties fo:margin-left="0cm" fo:margin-right="0cm" fo:text-align="start" style:justify-single-word="false" fo:text-indent="0cm" style:auto-text-indent="false"/>
      <style:text-properties style:font-name="Times New Roman" fo:font-size="11pt" style:font-size-asian="11pt" style:font-size-complex="11pt"/>
    </style:style>
    <style:style style:name="P44" style:family="paragraph" style:parent-style-name="Standard">
      <style:paragraph-properties fo:margin-left="0cm" fo:margin-right="0cm" fo:text-align="start" style:justify-single-word="false" fo:text-indent="0cm" style:auto-text-indent="false"/>
      <style:text-properties style:font-name="Times New Roman" fo:font-size="11pt" officeooo:paragraph-rsid="00153176" style:font-size-asian="11pt" style:font-size-complex="11pt"/>
    </style:style>
    <style:style style:name="P45" style:family="paragraph" style:parent-style-name="Standard">
      <style:paragraph-properties fo:margin-left="0cm" fo:margin-right="0cm" fo:text-align="start" style:justify-single-word="false" fo:text-indent="0cm" style:auto-text-indent="false"/>
      <style:text-properties style:font-name="Times New Roman" fo:font-size="11pt" officeooo:paragraph-rsid="0018647e" style:font-size-asian="11pt" style:font-size-complex="11pt"/>
    </style:style>
    <style:style style:name="P46"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47" style:family="paragraph" style:parent-style-name="Standard" style:master-page-name="Standard">
      <style:paragraph-properties style:page-number="auto"/>
      <style:text-properties fo:font-size="11pt" fo:font-weight="bold" officeooo:rsid="0006e0dd" officeooo:paragraph-rsid="0006e0dd" style:font-size-asian="11pt" style:font-weight-asian="bold" style:font-size-complex="11pt" style:font-weight-complex="bold"/>
    </style:style>
    <style:style style:name="T1" style:family="text">
      <style:text-properties officeooo:rsid="0008a7ff"/>
    </style:style>
    <style:style style:name="T2" style:family="text">
      <style:text-properties officeooo:rsid="000a96f6"/>
    </style:style>
    <style:style style:name="T3" style:family="text">
      <style:text-properties officeooo:rsid="000b5291"/>
    </style:style>
    <style:style style:name="T4" style:family="text">
      <style:text-properties fo:font-weight="bold" officeooo:rsid="001c7b77" style:font-weight-asian="bold" style:font-weight-complex="bold"/>
    </style:style>
    <style:style style:name="T5" style:family="text">
      <style:text-properties officeooo:rsid="000c37ec"/>
    </style:style>
    <style:style style:name="T6" style:family="text">
      <style:text-properties officeooo:rsid="000f48c8"/>
    </style:style>
    <style:style style:name="T7" style:family="text">
      <style:text-properties officeooo:rsid="0010e1e7"/>
    </style:style>
    <style:style style:name="T8" style:family="text">
      <style:text-properties officeooo:rsid="00124302"/>
    </style:style>
    <style:style style:name="T9" style:family="text">
      <style:text-properties officeooo:rsid="0012de2d"/>
    </style:style>
    <style:style style:name="T10" style:family="text">
      <style:text-properties officeooo:rsid="00148979"/>
    </style:style>
    <style:style style:name="T11" style:family="text">
      <style:text-properties officeooo:rsid="00153176"/>
    </style:style>
    <style:style style:name="T12" style:family="text">
      <style:text-properties style:font-name="Monospace1" fo:font-size="10pt" style:font-size-asian="10pt"/>
    </style:style>
    <style:style style:name="T13" style:family="text">
      <style:text-properties style:font-name="Monospace1" fo:font-size="10pt" officeooo:rsid="0038a150" style:font-size-asian="10pt"/>
    </style:style>
    <style:style style:name="T14" style:family="text">
      <style:text-properties fo:color="#313739" style:font-name="Monospace1" fo:font-size="10pt" style:text-underline-style="solid" style:text-underline-width="auto" style:text-underline-color="font-color" style:font-size-asian="10pt"/>
    </style:style>
    <style:style style:name="T15" style:family="text">
      <style:text-properties fo:color="#313739" style:text-underline-style="solid" style:text-underline-width="auto" style:text-underline-color="font-color"/>
    </style:style>
    <style:style style:name="T16" style:family="text">
      <style:text-properties officeooo:rsid="0016d4bb"/>
    </style:style>
    <style:style style:name="T17" style:family="text">
      <style:text-properties officeooo:rsid="0018647e"/>
    </style:style>
    <style:style style:name="T18" style:family="text">
      <style:text-properties officeooo:rsid="0018ba3a"/>
    </style:style>
    <style:style style:name="T19" style:family="text">
      <style:text-properties fo:font-weight="normal" officeooo:rsid="00259577" style:font-weight-asian="normal" style:font-weight-complex="normal"/>
    </style:style>
    <style:style style:name="T20" style:family="text">
      <style:text-properties officeooo:rsid="001a6d29"/>
    </style:style>
    <style:style style:name="T21" style:family="text">
      <style:text-properties officeooo:rsid="001aad26"/>
    </style:style>
    <style:style style:name="T22" style:family="text">
      <style:text-properties officeooo:rsid="001abe4d"/>
    </style:style>
    <style:style style:name="T23" style:family="text">
      <style:text-properties officeooo:rsid="001c7b77"/>
    </style:style>
    <style:style style:name="T24" style:family="text">
      <style:text-properties officeooo:rsid="001df7c8"/>
    </style:style>
    <style:style style:name="T25" style:family="text">
      <style:text-properties officeooo:rsid="001fc9f6"/>
    </style:style>
    <style:style style:name="T26" style:family="text">
      <style:text-properties officeooo:rsid="0024633c"/>
    </style:style>
    <style:style style:name="T27" style:family="text">
      <style:text-properties officeooo:rsid="00276e0e"/>
    </style:style>
    <style:style style:name="T28" style:family="text">
      <style:text-properties officeooo:rsid="002955cb"/>
    </style:style>
    <style:style style:name="T29" style:family="text">
      <style:text-properties officeooo:rsid="002abd42"/>
    </style:style>
    <style:style style:name="T30" style:family="text">
      <style:text-properties officeooo:rsid="002be716"/>
    </style:style>
    <style:style style:name="T31" style:family="text">
      <style:text-properties officeooo:rsid="002ca374"/>
    </style:style>
    <style:style style:name="T32" style:family="text">
      <style:text-properties officeooo:rsid="002ceda3"/>
    </style:style>
    <style:style style:name="T33" style:family="text">
      <style:text-properties style:font-name="Times New Roman" officeooo:rsid="00246eb9"/>
    </style:style>
    <style:style style:name="T34" style:family="text">
      <style:text-properties style:font-name="Times New Roman" officeooo:rsid="0024c39b"/>
    </style:style>
    <style:style style:name="T35" style:family="text">
      <style:text-properties style:font-name="Times New Roman" officeooo:rsid="0032cfb1"/>
    </style:style>
    <style:style style:name="T36" style:family="text">
      <style:text-properties style:font-name="Times New Roman" officeooo:rsid="00332250"/>
    </style:style>
    <style:style style:name="T37" style:family="text">
      <style:text-properties officeooo:rsid="0030f59b"/>
    </style:style>
    <style:style style:name="T38" style:family="text">
      <style:text-properties officeooo:rsid="0034a540"/>
    </style:style>
    <style:style style:name="T39" style:family="text">
      <style:text-properties officeooo:rsid="00378187"/>
    </style:style>
    <style:style style:name="T40" style:family="text">
      <style:text-properties officeooo:rsid="0037dcbe"/>
    </style:style>
    <style:style style:name="T41" style:family="text">
      <style:text-properties officeooo:rsid="0038a150"/>
    </style:style>
    <style:style style:name="T42" style:family="text">
      <style:text-properties officeooo:rsid="0039bbf5"/>
    </style:style>
    <style:style style:name="T43" style:family="text">
      <style:text-properties officeooo:rsid="003b1b6a"/>
    </style:style>
    <style:style style:name="T44" style:family="text">
      <style:text-properties officeooo:rsid="003b5eda"/>
    </style:style>
    <style:style style:name="T45" style:family="text">
      <style:text-properties officeooo:rsid="003dd686"/>
    </style:style>
    <style:style style:name="T46" style:family="text">
      <style:text-properties officeooo:rsid="003fd09a"/>
    </style:style>
    <style:style style:name="T47" style:family="text">
      <style:text-properties officeooo:rsid="004112a8"/>
    </style:style>
    <style:style style:name="T48" style:family="text">
      <style:text-properties officeooo:rsid="0041db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cribble Language</text:p>
      <text:p text:style-name="P15"><text:span text:style-name="T18"/></text:p>
      <text:p text:style-name="P15"><text:span text:style-name="T18">Types</text:span></text:p>
      <text:p text:style-name="P13"/>
      <text:p text:style-name="P20"><text:span text:style-name="T20">There are several predefined types within Scribble. </text:span><text:span text:style-name="T21">A developer can also declare his own types to be one of the existing types or a data structure.</text:span></text:p>
      <text:p text:style-name="P20"><text:span text:style-name="T21"/></text:p>
      <text:p text:style-name="P21"><text:span text:style-name="T21">The currently supported types are </text:span><text:span text:style-name="T22">int, bool and string. </text:span></text:p>
      <text:p text:style-name="P20"><text:span text:style-name="T20"/></text:p>
      <text:p text:style-name="P20"><text:span text:style-name="T20">Note: Currently floats, chars and longs are not included within the language however </text:span><text:span text:style-name="T46">I plan that they will be ( Especially floats )</text:span></text:p>
      <text:p text:style-name="P13"/>
      <text:p text:style-name="P14"><text:span text:style-name="T3">Functions</text:span></text:p>
      <text:p text:style-name="P14"><text:span text:style-name="T3"/></text:p>
      <text:p text:style-name="P16"><text:span text:style-name="T6">Scribble requires that every instruction be part of a function. </text:span></text:p>
      <text:p text:style-name="P14"><text:span text:style-name="T3"/></text:p>
      <text:p text:style-name="P17"><text:span text:style-name="T3">Functions come in the form</text:span></text:p>
      <text:p text:style-name="P17"><text:span text:style-name="T3"/></text:p>
      <text:p text:style-name="P17"><text:span text:style-name="T3">func Name ( Arguments ) : Type {</text:span></text:p>
      <text:p text:style-name="P17"><text:span text:style-name="T3">}</text:span></text:p>
      <text:p text:style-name="P17"><text:span text:style-name="T3"/></text:p>
      <text:p text:style-name="P17"><text:span text:style-name="T3">If type is not stated explicitly it defaults to Void. So writing</text:span></text:p>
      <text:p text:style-name="P17"><text:span text:style-name="T3"/></text:p>
      <text:p text:style-name="P17"><text:span text:style-name="T3">func DoAThing() {</text:span></text:p>
      <text:p text:style-name="P17"><text:span text:style-name="T3">}</text:span></text:p>
      <text:p text:style-name="P17"><text:span text:style-name="T3"/></text:p>
      <text:p text:style-name="P17"><text:span text:style-name="T3">is valid.</text:span></text:p>
      <text:p text:style-name="P17"><text:span text:style-name="T3"/></text:p>
      <text:p text:style-name="P17"><text:span text:style-name="T3">Arguments are written like name : Type </text:span><text:span text:style-name="T9">separated</text:span><text:span text:style-name="T3"> with a comma.</text:span></text:p>
      <text:p text:style-name="P17"><text:span text:style-name="T3"/></text:p>
      <text:p text:style-name="P18"><text:span text:style-name="T3">func Name ( id : int, age : int ) : </text:span><text:span text:style-name="T5">string</text:span><text:span text:style-name="T3"> {</text:span></text:p>
      <text:p text:style-name="P18"><text:span text:style-name="T3"><text:tab/></text:span><text:span text:style-name="T5">return “TestName”;</text:span><text:span text:style-name="T3"><text:line-break/>}</text:span></text:p>
      <text:p text:style-name="P18"><text:span text:style-name="T3"/></text:p>
      <text:p text:style-name="P19"><text:span text:style-name="T9">You are allowed to specify multiple functions of the same name which take different arguments as long as they have the same return type. The compiler will work out which one to use at compile time and each one will be given a unique name for the VM. For example the code</text:span></text:p>
      <text:p text:style-name="P19"><text:span text:style-name="T9"/></text:p>
      <text:p text:style-name="P19"><text:span text:style-name="T9">func IsTrue( v : bool ) : bool {</text:span></text:p>
      <text:p text:style-name="P19"><text:span text:style-name="T9"><text:tab/>if v then return true;</text:span></text:p>
      <text:p text:style-name="P19"><text:span text:style-name="T9"><text:tab/>else return false;</text:span></text:p>
      <text:p text:style-name="P19"><text:span text:style-name="T9">}</text:span></text:p>
      <text:p text:style-name="P19"><text:span text:style-name="T9"/></text:p>
      <text:p text:style-name="P19"><text:span text:style-name="T9">func IsTrue( v : int ) : bool { </text:span></text:p>
      <text:p text:style-name="P19"><text:span text:style-name="T9"><text:tab/>if v = 0 then return false;</text:span></text:p>
      <text:p text:style-name="P19"><text:span text:style-name="T9"><text:tab/>else return true;</text:span></text:p>
      <text:p text:style-name="P19"><text:span text:style-name="T9">}</text:span></text:p>
      <text:p text:style-name="P19"><text:span text:style-name="T9"/></text:p>
      <text:p text:style-name="P4"><text:span text:style-name="T25"/></text:p>
      <text:p text:style-name="P10"><text:span text:style-name="T25">Variables</text:span></text:p>
      <text:p text:style-name="P10"><text:span text:style-name="T25"/></text:p>
      <text:p text:style-name="P4"><text:span text:style-name="T28">Variables </text:span><text:span text:style-name="T29">are defined using the var keyword </text:span><text:span text:style-name="T30">in the form var Name : Type;</text:span></text:p>
      <text:p text:style-name="P4"><text:span text:style-name="T30"/></text:p>
      <text:p text:style-name="P4"><text:span text:style-name="T31">A new variables type can be inferred by using</text:span><text:span text:style-name="T29"> </text:span><text:span text:style-name="T31">the assign </text:span><text:span text:style-name="T32">operator so var i : int := 0; can be written as var i := 0; This type inference is done during compilation by setting the variables type to be the type returned by the execution of whatever statement it is being assigned to.</text:span></text:p>
      <text:p text:style-name="P10"><text:span text:style-name="T25"/></text:p>
      <text:p text:style-name="P10"><text:soft-page-break/><text:span text:style-name="T25">Assignment</text:span></text:p>
      <text:p text:style-name="P10"><text:span text:style-name="T25"/></text:p>
      <text:p text:style-name="P4"><text:span text:style-name="T27">To assign a value to a variable you use the ':=' assignment operator. For instance you type var HelloWorld := “Hello world”; a new variable will be created and its value will be set to the string “Hello World”.</text:span></text:p>
      <text:p text:style-name="P10"><text:span text:style-name="T25"/></text:p>
      <text:p text:style-name="P11"><text:span text:style-name="T38">Arithmetic</text:span></text:p>
      <text:p text:style-name="P11"><text:span text:style-name="T38"/></text:p>
      <text:p text:style-name="P5"><text:span text:style-name="T38">The standard +, -, * and / operators are used to handle arithmetic. Any more advanced functions such as modulo can be implemented through functions ( The default sys namespace contains a Modulo function )</text:span></text:p>
      <text:p text:style-name="P5"><text:span text:style-name="T38"/></text:p>
      <text:p text:style-name="P6"><text:span text:style-name="T39">The operators Name++, ++Name, Name-- and –Name can be used to increment and decrement a variable. This functionality works in the same way as C.</text:span></text:p>
      <text:p text:style-name="P10"><text:span text:style-name="T25"/></text:p>
      <text:p text:style-name="P10"><text:span text:style-name="T25">Comparison</text:span></text:p>
      <text:p text:style-name="P10"><text:span text:style-name="T25"/></text:p>
      <text:p text:style-name="P4"><text:span text:style-name="T27">There are several possible comparisons in Scribble.</text:span></text:p>
      <text:p text:style-name="P10"><text:span text:style-name="T25"/></text:p>
      <text:p text:style-name="P10"><text:span text:style-name="T26">&lt; </text:span><text:span text:style-name="T19">- Test less than</text:span></text:p>
      <text:p text:style-name="P10"><text:span text:style-name="T26">&lt;= </text:span><text:span text:style-name="T19">-</text:span><text:span text:style-name="T26"> </text:span><text:span text:style-name="T19">Test less than or equal to</text:span></text:p>
      <text:p text:style-name="P10"><text:span text:style-name="T26">&gt; </text:span><text:span text:style-name="T19">- Test greater than</text:span></text:p>
      <text:p text:style-name="P10"><text:span text:style-name="T26">&gt;= </text:span><text:span text:style-name="T19">- Test greater than or equal to</text:span></text:p>
      <text:p text:style-name="P10"><text:span text:style-name="T26">= </text:span><text:span text:style-name="T19">- Test equality.</text:span></text:p>
      <text:p text:style-name="P32"><text:span text:style-name="T33">&amp; </text:span><text:span text:style-name="T34">- Local and. If left hand side is false then right hand side will not be tested.</text:span></text:p>
      <text:p text:style-name="P32"><text:span text:style-name="T34"/></text:p>
      <text:p text:style-name="P34"><text:span text:style-name="T35">Comparisons can only be done on statements of the same type. </text:span><text:span text:style-name="T36">The comparison is done using the syntax LHS Operator RHS. So to test equality you would use 0 = 1 or to test less than you could use 5 &lt; 0.</text:span></text:p>
      <text:p text:style-name="P22"/>
      <text:p text:style-name="P38">Flow control</text:p>
      <text:p text:style-name="P22"/>
      <text:p text:style-name="P22">While loops are written like</text:p>
      <text:p text:style-name="P22"/>
      <text:p text:style-name="P22">while BooleanValue do {</text:p>
      <text:p text:style-name="P22"><text:tab/>Statements</text:p>
      <text:p text:style-name="P22">}</text:p>
      <text:p text:style-name="P22"/>
      <text:p text:style-name="P36"><text:span text:style-name="T45">While loops will continue executing their body until the condition expression returns false when executed.</text:span></text:p>
      <text:p text:style-name="P22"/>
      <text:p text:style-name="P23"><text:span text:style-name="T1">For example</text:span></text:p>
      <text:p text:style-name="P23"><text:span text:style-name="T1"/></text:p>
      <text:p text:style-name="P23"><text:span text:style-name="T1">var temp := true;</text:span></text:p>
      <text:p text:style-name="P23"><text:span text:style-name="T1">while temp do {</text:span></text:p>
      <text:p text:style-name="P23"><text:span text:style-name="T1"><text:tab/>temp := false;</text:span></text:p>
      <text:p text:style-name="P23"><text:span text:style-name="T1">}</text:span></text:p>
      <text:p text:style-name="P22"/>
      <text:p text:style-name="P22">For loops are written like</text:p>
      <text:p text:style-name="P22"/>
      <text:p text:style-name="P22">for Initialize; Condition; Step do {</text:p>
      <text:p text:style-name="P22">}</text:p>
      <text:p text:style-name="P22"/>
      <text:p text:style-name="P35"><text:span text:style-name="T43">where Initialize is a statement that sets up the for loop variables ( E.g. var I := 0; ) Condition is a boolean expression that will return true while the for loop should continue and step is a statement that </text:span><text:span text:style-name="T44">will be executed each time the body of the for loop is executed ( E.g. i++ ). This functionality and syntax is similar to the standard C for loop.</text:span></text:p>
      <text:p text:style-name="P22"/>
      <text:p text:style-name="P22">For example</text:p>
      <text:p text:style-name="P22"/>
      <text:p text:style-name="P22">for var i := 0; i &lt; 100; i++ do {</text:p>
      <text:p text:style-name="P22"><text:soft-page-break/>}</text:p>
      <text:p text:style-name="P22"/>
      <text:p text:style-name="P24"><text:span text:style-name="T10">If statements come in the form</text:span></text:p>
      <text:p text:style-name="P24"><text:span text:style-name="T10"/></text:p>
      <text:p text:style-name="P24"><text:span text:style-name="T10">if X then Statement;</text:span></text:p>
      <text:p text:style-name="P24"><text:span text:style-name="T10">if X then { Statements; }</text:span></text:p>
      <text:p text:style-name="P24"><text:span text:style-name="T10"/></text:p>
      <text:p text:style-name="P37"><text:span text:style-name="T47">where X is a boolean expression. </text:span><text:span text:style-name="T48">They can either be provided with a single statements or a set of statements in brackets.</text:span></text:p>
      <text:p text:style-name="P24"><text:span text:style-name="T10"/></text:p>
      <text:p text:style-name="P24"><text:span text:style-name="T10">either of the previous two can be combined with else</text:span></text:p>
      <text:p text:style-name="P24"><text:span text:style-name="T10">if X then Statements else Statements;</text:span></text:p>
      <text:p text:style-name="P24"><text:span text:style-name="T10"/></text:p>
      <text:p text:style-name="P25"><text:span text:style-name="T11">For example</text:span></text:p>
      <text:p text:style-name="P1"><text:span text:style-name="T11"/></text:p>
      <text:p text:style-name="P43"><text:span text:style-name="T15">var</text:span> testValue := true;<text:tab/></text:p>
      <text:p text:style-name="P43"/>
      <text:p text:style-name="P43">if testValue then sys.Write("hello"); </text:p>
      <text:p text:style-name="P43">else if testValue <text:span text:style-name="T16">= </text:span><text:span text:style-name="T11">false </text:span>then sys.Write("world");</text:p>
      <text:p text:style-name="P43"/>
      <text:p text:style-name="P44"><text:span text:style-name="T11">is valid. As is</text:span></text:p>
      <text:p text:style-name="P44"><text:span text:style-name="T11"/></text:p>
      <text:p text:style-name="P44"><text:span text:style-name="T11">var testValue := true;</text:span></text:p>
      <text:p text:style-name="P44"><text:span text:style-name="T11"/></text:p>
      <text:p text:style-name="P44"><text:span text:style-name="T11">if testValue </text:span><text:span text:style-name="T17">= true </text:span><text:span text:style-name="T11">then {</text:span></text:p>
      <text:p text:style-name="P44"><text:span text:style-name="T11"><text:tab/></text:span><text:span text:style-name="T17">sys.Write(“Hello”);</text:span></text:p>
      <text:p text:style-name="P44"><text:span text:style-name="T11">} else if </text:span><text:span text:style-name="T17">testValue = false then {</text:span></text:p>
      <text:p text:style-name="P45"><text:span text:style-name="T17"><text:tab/>sys.Write(“World”);</text:span></text:p>
      <text:p text:style-name="P45"><text:span text:style-name="T17">}</text:span></text:p>
      <text:p text:style-name="P31"/>
      <text:p text:style-name="P39"><text:span text:style-name="T2">Arrays</text:span></text:p>
      <text:p text:style-name="P39"><text:span text:style-name="T2"/></text:p>
      <text:p text:style-name="P26"><text:span text:style-name="T2">The type of an array is declared by 'array ( subtype )' for example an integer array is declared like 'array(int)'.</text:span><text:span text:style-name="T3"> This is used when declaring variables as arrays before they are initialized such as in a function argument.</text:span></text:p>
      <text:p text:style-name="P26"><text:span text:style-name="T3"/></text:p>
      <text:p text:style-name="P27"><text:span text:style-name="T3">For example declare that argument n in function fn is an array.</text:span></text:p>
      <text:p text:style-name="P26"><text:span text:style-name="T3"/></text:p>
      <text:p text:style-name="P27"><text:span text:style-name="T3">func fn(n : array(int)) {</text:span></text:p>
      <text:p text:style-name="P27"><text:span text:style-name="T3"><text:tab/>//Do array things</text:span></text:p>
      <text:p text:style-name="P27"><text:span text:style-name="T3">}</text:span></text:p>
      <text:p text:style-name="P27"><text:span text:style-name="T3"/></text:p>
      <text:p text:style-name="P27"><text:span text:style-name="T3">To create an array the syntax [number]type is used. So an array of 100 integers would be created using [100]int. So to call the fn function above you could use fn([1000]int);</text:span></text:p>
      <text:p text:style-name="P27"><text:span text:style-name="T3"/></text:p>
      <text:p text:style-name="P33"><text:span text:style-name="T37">An arrays length will also be stored with the array. Calling len(Array) will return the length of that array as a integer. So len( [100]int ) will equal 100.</text:span></text:p>
      <text:p text:style-name="P27"><text:span text:style-name="T3"/></text:p>
      <text:p text:style-name="P40"><text:span text:style-name="T6">Namespaces</text:span></text:p>
      <text:p text:style-name="P40"><text:span text:style-name="T6"/></text:p>
      <text:p text:style-name="P28"><text:span text:style-name="T6">Every file will be re</text:span><text:span text:style-name="T7">garded as a namespace. What this will mean in practice is that functions and structures placed </text:span><text:span text:style-name="T8">in one file will need to be explicit about the namespace when calling functions in another file</text:span><text:span text:style-name="T7">. </text:span><text:span text:style-name="T8">The other namespace will also need to be 'imported' which makes sure that if the other namespace hasn't been built already then it will be.</text:span></text:p>
      <text:p text:style-name="P28"><text:span text:style-name="T8"/></text:p>
      <text:p text:style-name="P29"><text:span text:style-name="T8">In practice this looks like</text:span></text:p>
      <text:p text:style-name="P29"><text:span text:style-name="T8"/></text:p>
      <text:p text:style-name="P29"><text:span text:style-name="T8">import(“sys”)</text:span></text:p>
      <text:p text:style-name="P29"><text:soft-page-break/><text:span text:style-name="T8"/></text:p>
      <text:p text:style-name="P29"><text:span text:style-name="T8">func Test() {</text:span></text:p>
      <text:p text:style-name="P29"><text:span text:style-name="T8"><text:tab/>sys.Write ( sys.String( 150 ) )</text:span></text:p>
      <text:p text:style-name="P29"><text:span text:style-name="T8">}</text:span></text:p>
      <text:p text:style-name="P29"><text:span text:style-name="T8"/></text:p>
      <text:p text:style-name="P41"><text:span text:style-name="T23">Custom Types</text:span></text:p>
      <text:p text:style-name="P41"><text:span text:style-name="T23"/></text:p>
      <text:p text:style-name="P30"><text:span text:style-name="T23">In Scribble it is possible to create your own types. Either as a previous type or with a new data structure. This is done using the syntax.</text:span></text:p>
      <text:p text:style-name="P9"><text:span text:style-name="T23"/></text:p>
      <text:p text:style-name="P2"><text:span text:style-name="T23">type Name := type;</text:span></text:p>
      <text:p text:style-name="P2"><text:span text:style-name="T23"/></text:p>
      <text:p text:style-name="P2"><text:span text:style-name="T23">or </text:span></text:p>
      <text:p text:style-name="P2"><text:span text:style-name="T23"/></text:p>
      <text:p text:style-name="P2"><text:span text:style-name="T23">type Name := struct {</text:span></text:p>
      <text:p text:style-name="P2"><text:span text:style-name="T23"><text:tab/>First : string,</text:span></text:p>
      <text:p text:style-name="P2"><text:span text:style-name="T23"><text:tab/>Last : string</text:span></text:p>
      <text:p text:style-name="P2"><text:span text:style-name="T23">}</text:span></text:p>
      <text:p text:style-name="P2"><text:span text:style-name="T4"/></text:p>
      <text:p text:style-name="P2"><text:span text:style-name="T23">A type set to another type is initialized in the same way the other type would be. A structure is initialized </text:span><text:span text:style-name="T24">using a special syntax. The syntax is in the form StructureName { Element1Value, Element2Value, … }</text:span></text:p>
      <text:p text:style-name="P2"><text:span text:style-name="T24"/></text:p>
      <text:p text:style-name="P3"><text:span text:style-name="T24">so to initialize the structure above you would use the syntax</text:span></text:p>
      <text:p text:style-name="P2"/>
      <text:p text:style-name="P3"><text:span text:style-name="T24">var structInstance := Name { “John”, “Smith” };</text:span></text:p>
      <text:p text:style-name="P3"><text:span text:style-name="T24"/></text:p>
      <text:p text:style-name="P7"><text:span text:style-name="T40">To access an element within a custom structure you use the → operator. So after executing the code </text:span></text:p>
      <text:p text:style-name="P7"><text:span text:style-name="T24"/></text:p>
      <text:p text:style-name="P7"><text:span text:style-name="T24">var structInstance := Name { “John”, “Smith” };</text:span></text:p>
      <text:p text:style-name="P7"><text:span text:style-name="T40">var name := structInstance-&gt;First;</text:span></text:p>
      <text:p text:style-name="P7"><text:span text:style-name="T40"/></text:p>
      <text:p text:style-name="P7"><text:span text:style-name="T40">The value of the variable name would be “John"</text:span></text:p>
      <text:p text:style-name="P7"><text:span text:style-name="T40"/></text:p>
      <text:p text:style-name="P12"><text:span text:style-name="T41">Working Example</text:span></text:p>
      <text:p text:style-name="P12"><text:span text:style-name="T41"/></text:p>
      <text:p text:style-name="P8"><text:span text:style-name="T41">The file copied in below gives a working example of bubble sort demonstrating some flow control, variables arrays and name </text:span><text:span text:style-name="T42">spaces as well as some of the default system calls</text:span><text:span text:style-name="T41">. It can be found in the repository under examples/sorts/bubble.</text:span></text:p>
      <text:p text:style-name="P8"><text:span text:style-name="T41"/></text:p>
      <text:p text:style-name="P8"><text:span text:style-name="T13">import ("</text:span><text:span text:style-name="T14">sys</text:span><text:span text:style-name="T12">")</text:span></text:p>
      <text:p text:style-name="P42"><text:span text:style-name="T12">import ("populate")</text:span></text:p>
      <text:p text:style-name="P46"/>
      <text:p text:style-name="P46"/>
      <text:p text:style-name="P42"><text:span text:style-name="T14">func</text:span><text:span text:style-name="T12"> Sort( n : array(</text:span><text:span text:style-name="T14">int</text:span><text:span text:style-name="T12">) ) {</text:span></text:p>
      <text:p text:style-name="P42"><text:span text:style-name="T12"><text:s/></text:span></text:p>
      <text:p text:style-name="P42"><text:span text:style-name="T12"><text:s/></text:span><text:span text:style-name="T14">var</text:span><text:span text:style-name="T12"> swapped := true;</text:span></text:p>
      <text:p text:style-name="P46"/>
      <text:p text:style-name="P42"><text:span text:style-name="T12"><text:s/>for </text:span><text:span text:style-name="T14">var</text:span><text:span text:style-name="T12"> i := </text:span><text:span text:style-name="T14">len</text:span><text:span text:style-name="T12">(n) - 1; (i &gt; 0) &amp; (swapped = true); i-- do {</text:span></text:p>
      <text:p text:style-name="P42"><text:span text:style-name="T12"><text:s/></text:span></text:p>
      <text:p text:style-name="P42"><text:span text:style-name="T12"><text:s/><text:tab/>swapped := false;</text:span></text:p>
      <text:p text:style-name="P42"><text:span text:style-name="T12"><text:s/></text:span></text:p>
      <text:p text:style-name="P42"><text:span text:style-name="T12"><text:s/><text:tab/>for </text:span><text:span text:style-name="T14">var</text:span><text:span text:style-name="T12"> j := 0; j &lt; i; j++ do {</text:span></text:p>
      <text:p text:style-name="P42"><text:span text:style-name="T12"><text:s/><text:tab/></text:span></text:p>
      <text:p text:style-name="P42"><text:span text:style-name="T12"><text:s text:c="2"/><text:tab/><text:tab/>if (n[j]) &gt; (n[j+1]) then {</text:span></text:p>
      <text:p text:style-name="P42"><text:span text:style-name="T12"><text:tab/><text:tab/> <text:s text:c="3"/></text:span><text:span text:style-name="T14">var</text:span><text:span text:style-name="T12"> </text:span><text:span text:style-name="T14">temp</text:span><text:span text:style-name="T12"> := n[j];</text:span></text:p>
      <text:p text:style-name="P42"><text:span text:style-name="T12"><text:tab/><text:tab/> <text:s text:c="3"/>n[j] := n[j+1];</text:span></text:p>
      <text:p text:style-name="P42"><text:span text:style-name="T12"><text:tab/><text:tab/> <text:s text:c="3"/>n[j+1] := </text:span><text:span text:style-name="T14">temp</text:span><text:span text:style-name="T12">;</text:span></text:p>
      <text:p text:style-name="P42"><text:span text:style-name="T12"><text:tab/><text:tab/> <text:s text:c="3"/>swapped := true;</text:span></text:p>
      <text:p text:style-name="P42"><text:span text:style-name="T12"><text:s text:c="3"/><text:tab/><text:tab/>}</text:span></text:p>
      <text:p text:style-name="P42"><text:soft-page-break/><text:span text:style-name="T12"><text:tab/>}</text:span></text:p>
      <text:p text:style-name="P42"><text:span text:style-name="T12"><text:s/>}</text:span></text:p>
      <text:p text:style-name="P42"><text:span text:style-name="T12">}</text:span></text:p>
      <text:p text:style-name="P46"/>
      <text:p text:style-name="P42"><text:span text:style-name="T14">func</text:span><text:span text:style-name="T12"> Test() {</text:span></text:p>
      <text:p text:style-name="P42"><text:span text:style-name="T12"><text:s/></text:span></text:p>
      <text:p text:style-name="P42"><text:span text:style-name="T12"><text:s/></text:span><text:span text:style-name="T14">var</text:span><text:span text:style-name="T12"> list := [100]</text:span><text:span text:style-name="T14">int</text:span><text:span text:style-name="T12">;</text:span></text:p>
      <text:p text:style-name="P42"><text:span text:style-name="T12"><text:s/></text:span></text:p>
      <text:p text:style-name="P42"><text:span text:style-name="T12"><text:s/>populate.PopulateWorstCase(list);</text:span></text:p>
      <text:p text:style-name="P42"><text:span text:style-name="T12"><text:s/>Sort(list);</text:span></text:p>
      <text:p text:style-name="P42"><text:span text:style-name="T12"><text:s/></text:span></text:p>
      <text:p text:style-name="P42"><text:span text:style-name="T12"><text:s/>for </text:span><text:span text:style-name="T14">var</text:span><text:span text:style-name="T12"> i := 0; i &lt; </text:span><text:span text:style-name="T14">len</text:span><text:span text:style-name="T12">(list); i++ do {</text:span></text:p>
      <text:p text:style-name="P42"><text:span text:style-name="T12"><text:s text:c="2"/>sys.Write(sys.String(list[i]));</text:span></text:p>
      <text:p text:style-name="P42"><text:span text:style-name="T12"><text:s text:c="2"/>sys.Write(" ");</text:span></text:p>
      <text:p text:style-name="P42"><text:span text:style-name="T12"><text:s/>}</text:span></text:p>
      <text:p text:style-name="P42"><text:span text:style-name="T12"><text:s/></text:span></text:p>
      <text:p text:style-name="P42"><text:span text:style-name="T12"><text:s/>sys.Write("\n");</text:span></text:p>
      <text:p text:style-name="P42"><text:span text:style-name="T12"><text:s/></text:span></text:p>
      <text:p text:style-name="P42"><text:span text:style-name="T12">}</text:span></text:p>
      <text:p text:style-name="P8"><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1" svg:font-family="Monospace" style:font-family-generic="roman"/>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ke Loring</meta:initial-creator>
    <meta:creation-date>2013-10-09T14:51:19</meta:creation-date>
    <dc:date>2013-10-11T03:32:54</dc:date>
    <dc:creator>Blake Loring</dc:creator>
    <meta:editing-duration>PT18H15M16S</meta:editing-duration>
    <meta:editing-cycles>53</meta:editing-cycles>
    <meta:generator>LibreOffice/4.0.2.2$Linux_X86_64 LibreOffice_project/400m0$Build-2</meta:generator>
    <meta:document-statistic meta:table-count="0" meta:image-count="0" meta:object-count="0" meta:page-count="5" meta:paragraph-count="145" meta:word-count="1200" meta:character-count="6444" meta:non-whitespace-character-count="5299"/>
  </office:meta>
</office:document-meta>
</file>